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0.301cm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4.973cm" svg:y="-5cm"/>
          <draw:glue-point draw:id="6" svg:x="5cm" svg:y="5cm"/>
          <draw:glue-point draw:id="7" svg:x="-5cm" svg:y="5cm"/>
          <draw:path draw:style-name="gr1" draw:text-style-name="P1" draw:layer="layout" svg:width="1.503cm" svg:height="0.62cm" draw:transform="rotate (-3.14159265358979) translate (11.4059986702128cm 9.83566666666666cm)" svg:viewBox="0 0 1504 621" svg:d="M0 621c752-1397 1504 0 1504 0">
            <text:p/>
          </draw:path>
          <draw:path draw:style-name="gr2" draw:text-style-name="P1" draw:layer="layout" svg:width="1.503cm" svg:height="0.62cm" draw:transform="rotate (-3.14159265358979) translate (9.89374734042554cm 9.83065933333333cm)" svg:viewBox="0 0 1504 621" svg:d="M0 621c752-1397 1504 0 1504 0">
            <text:p/>
          </draw:path>
          <draw:path draw:style-name="gr3" draw:text-style-name="P1" draw:layer="layout" svg:width="1.503cm" svg:height="0.62cm" draw:transform="rotate (-3.14159265358979) translate (8.38949734042554cm 9.83566666666666cm)" svg:viewBox="0 0 1504 621" svg:d="M0 621c752-1397 1504 0 1504 0">
            <text:p/>
          </draw:path>
          <draw:path draw:style-name="gr4" draw:text-style-name="P1" draw:layer="layout" svg:width="1.503cm" svg:height="0.62cm" draw:transform="rotate (-3.14159265358979) translate (6.90125cm 9.83566666666666cm)" svg:viewBox="0 0 1504 621" svg:d="M0 621c752-1397 1504 0 1504 0">
            <text:p/>
          </draw:path>
          <draw:path draw:style-name="gr5" draw:text-style-name="P1" draw:layer="layout" svg:width="1.503cm" svg:height="0.62cm" svg:x="5.405cm" svg:y="12.339cm" svg:viewBox="0 0 1504 621" svg:d="M0 621c752-1397 1504 0 1504 0">
            <text:p/>
          </draw:path>
          <draw:path draw:style-name="gr6" draw:text-style-name="P1" draw:layer="layout" svg:width="1.503cm" svg:height="0.62cm" svg:x="6.917cm" svg:y="12.344cm" svg:viewBox="0 0 1504 621" svg:d="M0 621c752-1397 1504 0 1504 0">
            <text:p/>
          </draw:path>
          <draw:path draw:style-name="gr7" draw:text-style-name="P1" draw:layer="layout" svg:width="1.503cm" svg:height="0.62cm" svg:x="8.422cm" svg:y="12.339cm" svg:viewBox="0 0 1504 621" svg:d="M0 621c752-1397 1504 0 1504 0">
            <text:p/>
          </draw:path>
          <draw:path draw:style-name="gr8" draw:text-style-name="P1" draw:layer="layout" svg:width="1.503cm" svg:height="0.62cm" svg:x="9.91cm" svg:y="12.339cm" svg:viewBox="0 0 1504 621" svg:d="M0 621c752-1397 1504 0 1504 0">
            <text:p/>
          </draw:path>
          <draw:line draw:style-name="gr9" draw:text-style-name="P2" draw:layer="layout" svg:x1="5.397cm" svg:y1="9.215cm" svg:x2="5.397cm" svg:y2="7.332cm">
            <text:p/>
          </draw:line>
          <draw:line draw:style-name="gr10" draw:text-style-name="P2" draw:layer="layout" svg:x1="11.398cm" svg:y1="7.332cm" svg:x2="11.406cm" svg:y2="9.215cm">
            <text:p/>
          </draw:line>
          <draw:line draw:style-name="gr11" draw:text-style-name="P2" draw:layer="layout" svg:x1="5.405cm" svg:y1="12.96cm" svg:x2="5.397cm" svg:y2="14.843cm">
            <text:p/>
          </draw:line>
          <draw:line draw:style-name="gr12" draw:text-style-name="P2" draw:layer="layout" svg:x1="11.398cm" svg:y1="14.843cm" svg:x2="11.414cm" svg:y2="12.96cm">
            <text:p/>
          </draw:line>
        </draw:g>
        <draw:frame draw:style-name="gr13" draw:text-style-name="P3" draw:layer="layout" svg:width="1.651cm" svg:height="0.962cm" svg:x="5.58cm" svg:y="7.277cm">
          <draw:text-box>
            <text:p>H1</text:p>
          </draw:text-box>
        </draw:frame>
        <draw:frame draw:style-name="gr13" draw:text-style-name="P3" draw:layer="layout" svg:width="1.651cm" svg:height="0.962cm" svg:x="9.836cm" svg:y="7.396cm">
          <draw:text-box>
            <text:p>H2</text:p>
          </draw:text-box>
        </draw:frame>
        <draw:frame draw:style-name="gr13" draw:text-style-name="P3" draw:layer="layout" svg:width="1.651cm" svg:height="0.962cm" svg:x="10.063cm" svg:y="13.881cm">
          <draw:text-box>
            <text:p>X2</text:p>
          </draw:text-box>
        </draw:frame>
        <draw:frame draw:style-name="gr13" draw:text-style-name="P3" draw:layer="layout" svg:width="1.651cm" svg:height="0.962cm" svg:x="5.445cm" svg:y="13.827cm">
          <draw:text-box>
            <text:p>X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6T20:05:57.815714672</meta:creation-date>
    <dc:date>2020-12-26T20:12:45.859726564</dc:date>
    <meta:editing-duration>PT5S</meta:editing-duration>
    <meta:editing-cycles>1</meta:editing-cycles>
    <meta:document-statistic meta:object-count="17"/>
    <meta:generator>LibreOffice/6.1.5.2$Linux_ARM_EABI LibreOffice_project/10$Build-2</meta:generator>
  </office:meta>
</office:document-meta>
</file>